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111111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>
      <style:paragraph-properties fo:text-align="center"/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333333" fo:font-size="14pt" style:text-underline-style="none" style:font-size-asian="14pt" style:font-size-complex="14pt"/>
    </style:style>
    <style:style style:name="T3" style:family="text"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4cm" svg:height="24.4cm" svg:x="1.3cm" svg:y="1.3cm">
          <text:p/>
        </draw:rect>
        <draw:frame draw:style-name="gr2" draw:text-style-name="P2" draw:layer="layout" svg:width="5.078cm" svg:height="0.806cm" svg:x="3.3cm" svg:y="2.3cm">
          <draw:text-box>
            <text:p text:style-name="P2"><text:span text:style-name="T1">Wilkommen</text:span><text:span text:style-name="T2">&gt;&gt; AGBs</text:span></text:p>
          </draw:text-box>
        </draw:frame>
        <draw:rect draw:style-name="gr3" draw:text-style-name="P3" draw:layer="layout" svg:width="8.5cm" svg:height="1.2cm" svg:x="5.4cm" svg:y="4.5cm">
          <text:p text:style-name="P1"><text:span text:style-name="T3">AGBs</text:span></text:p>
        </draw:rect>
        <draw:rect draw:style-name="gr3" draw:text-style-name="P1" draw:layer="layout" svg:width="17.4cm" svg:height="18.1cm" svg:x="1.9cm" svg:y="6.4cm">
          <text:p text:style-name="P1">Geschäftsbedingungen müssen selber verfasst werde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4T12:09:30.68</meta:creation-date>
    <dc:date>2025-08-24T12:13:30.16</dc:date>
    <dc:creator>Emine Leanza</dc:creator>
    <meta:editing-duration>PT3M59S</meta:editing-duration>
    <meta:editing-cycles>1</meta:editing-cycles>
    <meta:document-statistic meta:object-count="4"/>
    <meta:generator>OpenOffice/4.1.15$Win32 OpenOffice.org_project/4115m2$Build-9813</meta:generator>
  </office:meta>
</office:document-meta>
</file>